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Kochi Mincho" svg:font-family="'Kochi Minch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Kochi Mincho" svg:font-family="'Kochi Minch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00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baseline">
        <style:tab-stops/>
        <style:background-image/>
      </style:paragraph-properties>
      <style:text-properties fo:font-size="17pt" fo:letter-spacing="0.71mm" style:font-name-asian="Kochi Mincho" style:font-size-asian="17pt" style:font-size-complex="17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48.08mm" fo:page-height="195.02mm" style:num-format="1" style:print-orientation="portrait" fo:margin-top="6.35mm" fo:margin-bottom="6.35mm" fo:margin-left="6.35mm" fo:margin-right="6.35mm" style:writing-mode="tb-rl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</meta:initial-creator>
    <meta:creation-date>2010-12-13T22:41:07</meta:creation-date>
    <dc:date>2011-07-16T22:19:19</dc:date>
    <dc:creator>Dmitry </dc:creator>
    <meta:editing-duration>PT29M7S</meta:editing-duration>
    <meta:editing-cycles>8</meta:editing-cycles>
    <meta:generator>LibreOffice/3.3$Linux LibreOffice_project/330m19$Build-202</meta:generator>
    <meta:document-statistic meta:table-count="0" meta:image-count="0" meta:object-count="0" meta:page-count="1" meta:paragraph-count="0" meta:word-count="0" meta:character-count="0"/>
  </office:meta>
</office:document-meta>
</file>